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75cm" fo:min-width="19.5cm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528cm" fo:min-width="19.566cm" fo:padding-top="0.275cm" fo:padding-bottom="0.275cm" fo:padding-left="0.4cm" fo:padding-right="0.4cm"/>
    </style:style>
    <style:style style:name="gr3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523cm" fo:min-width="19.566cm" fo:padding-top="0.225cm" fo:padding-bottom="0.225cm" fo:padding-left="0.35cm" fo:padding-right="0.35cm"/>
    </style:style>
    <style:style style:name="gr4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736cm" fo:min-width="2.294cm" fo:padding-top="0.225cm" fo:padding-bottom="0.225cm" fo:padding-left="0.35cm" fo:padding-right="0.35cm"/>
    </style:style>
    <style:style style:name="gr5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4.736cm" fo:min-width="2.294cm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9.3cm" fo:padding-top="0.225cm" fo:padding-bottom="0.225cm" fo:padding-left="0.35cm" fo:padding-right="0.35cm"/>
    </style:style>
    <style:style style:name="gr8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9.36cm" fo:padding-top="0.275cm" fo:padding-bottom="0.275cm" fo:padding-left="0.4cm" fo:padding-right="0.4cm"/>
    </style:style>
    <style:style style:name="gr9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323cm" fo:min-width="9.328cm" fo:padding-top="0.225cm" fo:padding-bottom="0.225cm" fo:padding-left="0.35cm" fo:padding-right="0.35cm"/>
    </style:style>
    <style:style style:name="gr10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2.094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10.4cm" fo:padding-top="0.225cm" fo:padding-bottom="0.225cm" fo:padding-left="0.35cm" fo:padding-right="0.35cm"/>
    </style:style>
    <style:style style:name="gr12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0.266cm" fo:padding-top="0.275cm" fo:padding-bottom="0.275cm" fo:padding-left="0.4cm" fo:padding-right="0.4cm"/>
    </style:style>
    <style:style style:name="gr13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323cm" fo:min-width="10.366cm" fo:padding-top="0.225cm" fo:padding-bottom="0.225cm" fo:padding-left="0.35cm" fo:padding-right="0.35cm"/>
    </style:style>
    <style:style style:name="gr14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0.68cm" fo:padding-top="0.225cm" fo:padding-bottom="0.225cm" fo:padding-left="0.35cm" fo:padding-right="0.35cm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2.404cm" fo:min-width="4.026cm" fo:padding-top="0.175cm" fo:padding-bottom="0.175cm" fo:padding-left="0.3cm" fo:padding-right="0.3cm"/>
    </style:style>
    <style:style style:name="gr16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6cm" fo:min-width="0.276cm" fo:padding-top="0.275cm" fo:padding-bottom="0.275cm" fo:padding-left="0.4cm" fo:padding-right="0.4cm"/>
    </style:style>
    <style:style style:name="gr17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56cm" fo:min-width="0.276cm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9cm" fo:min-width="0.276cm" fo:padding-top="0.275cm" fo:padding-bottom="0.275cm" fo:padding-left="0.4cm" fo:padding-right="0.4cm"/>
    </style:style>
    <style:style style:name="gr19" style:family="graphic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9.55cm" fo:min-width="19.3cm" fo:padding-top="0.225cm" fo:padding-bottom="0.225cm" fo:padding-left="0.35cm" fo:padding-right="0.35cm"/>
    </style:style>
    <style:style style:name="gr20" style:family="graphic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9.266cm" fo:padding-top="0.275cm" fo:padding-bottom="0.275cm" fo:padding-left="0.4cm" fo:padding-right="0.4cm"/>
    </style:style>
    <style:style style:name="gr21" style:family="graphic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9.213cm" fo:min-width="0.97cm" fo:padding-top="0.225cm" fo:padding-bottom="0.225cm" fo:padding-left="0.35cm" fo:padding-right="0.35cm"/>
    </style:style>
    <style:style style:name="gr22" style:family="graphic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9.456cm" fo:min-width="1.078cm" fo:padding-top="0.225cm" fo:padding-bottom="0.225cm" fo:padding-left="0.35cm" fo:padding-right="0.35cm"/>
    </style:style>
    <style:style style:name="gr23" style:family="graphic" style:parent-style-name="standard">
      <style:graphic-properties svg:stroke-width="0.3cm" svg:stroke-color="#000000" draw:marker-start-width="0.65cm" draw:marker-end-width="0.65cm" draw:stroke-linejoin="bevel" svg:stroke-linecap="round" draw:fill-color="#ffffff" draw:textarea-horizontal-align="justify" draw:textarea-vertical-align="middle" draw:auto-grow-height="false" fo:min-height="4.324cm" fo:min-width="0.914cm" fo:padding-top="0.275cm" fo:padding-bottom="0.275cm" fo:padding-left="0.4cm" fo:padding-right="0.4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06cm" fo:min-width="3.01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272cm" fo:min-width="3.276cm" fo:padding-top="0.142cm" fo:padding-bottom="0.142cm" fo:padding-left="0.267cm" fo:padding-right="0.267cm"/>
    </style:style>
    <style:style style:name="gr26" style:family="graphic" style:parent-style-name="standard">
      <style:graphic-properties svg:stroke-width="0.3cm" svg:stroke-color="#000000" draw:marker-start-width="0.65cm" draw:marker-end-width="0.65cm" draw:fill-color="#000000" draw:textarea-horizontal-align="justify" draw:textarea-vertical-align="middle" draw:auto-grow-height="false" fo:min-height="3.694cm" fo:min-width="3.444cm" fo:padding-top="0.275cm" fo:padding-bottom="0.275cm" fo:padding-left="0.4cm" fo:padding-right="0.4cm"/>
    </style:style>
    <style:style style:name="gr27" style:family="graphic" style:parent-style-name="standard">
      <style:graphic-properties svg:stroke-width="0.3cm" svg:stroke-color="#000000" draw:marker-start-width="0.65cm" draw:marker-end-width="0.65cm" draw:fill-color="#ffff66" draw:textarea-horizontal-align="justify" draw:textarea-vertical-align="middle" draw:auto-grow-height="false" fo:min-height="2.632cm" fo:min-width="2.382cm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000000" draw:marker-start-width="0.65cm" draw:marker-end-width="0.65cm" draw:fill-color="#ffff66" draw:textarea-horizontal-align="justify" draw:textarea-vertical-align="middle" draw:auto-grow-height="false" fo:min-height="1.08cm" fo:min-width="0.83cm" fo:padding-top="0.275cm" fo:padding-bottom="0.275cm" fo:padding-left="0.4cm" fo:padding-right="0.4cm"/>
    </style:style>
    <style:style style:name="gr29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8.876cm" fo:min-width="0.481cm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3cm" svg:stroke-color="#000000" draw:marker-start-width="0.65cm" draw:marker-end-width="0.65cm" draw:fill-color="#ffffff" draw:textarea-horizontal-align="justify" draw:textarea-vertical-align="middle" draw:auto-grow-height="false" fo:min-height="5.096cm" fo:min-width="4.846cm" fo:padding-top="0.275cm" fo:padding-bottom="0.275cm" fo:padding-left="0.4cm" fo:padding-right="0.4cm"/>
    </style:style>
    <style:style style:name="gr31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4.812cm" fo:min-width="14.214cm" fo:padding-top="0.134cm" fo:padding-bottom="0.134cm" fo:padding-left="0.259cm" fo:padding-right="0.259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272cm" fo:min-width="1.752cm" fo:padding-top="0.142cm" fo:padding-bottom="0.142cm" fo:padding-left="0.267cm" fo:padding-right="0.267cm"/>
    </style:style>
    <style:style style:name="gr3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9.55cm" fo:min-width="19.3cm" fo:padding-top="0.225cm" fo:padding-bottom="0.225cm" fo:padding-left="0.35cm" fo:padding-right="0.35cm"/>
    </style:style>
    <style:style style:name="gr34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9.266cm" fo:padding-top="0.275cm" fo:padding-bottom="0.275cm" fo:padding-left="0.4cm" fo:padding-right="0.4cm"/>
    </style:style>
    <style:style style:name="gr35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9.213cm" fo:min-width="0.97cm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9.456cm" fo:min-width="1.078cm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cm" svg:height="15cm" svg:x="4.638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66cm" svg:height="1.778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066cm" svg:height="1.773cm" svg:x="4.704cm" svg:y="18.0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4.986cm" svg:x="24.638cm" svg:y="3.0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4.986cm" svg:x="1.77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7" draw:text-style-name="P1" draw:layer="layout" svg:width="10cm" svg:height="15cm" svg:x="1.082cm" svg:y="3.0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778cm" svg:x="1.016cm" svg:y="1.2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0.028cm" svg:height="1.773cm" svg:x="1.148cm" svg:y="18.03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794cm" svg:height="14.986cm" svg:x="11.176cm" svg:y="3.0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11.1cm" svg:height="15cm" svg:x="16.078cm" svg:y="3.04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1" draw:layer="layout" svg:width="11.066cm" svg:height="1.778cm" svg:x="15.981cm" svg:y="1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1.066cm" svg:height="1.773cm" svg:x="15.981cm" svg:y="18.0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1.38cm" svg:height="14.986cm" svg:x="14.601cm" svg:y="3.0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" draw:layer="layout" svg:width="4.826cm" svg:height="12.954cm" svg:x="17.272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524cm" svg:height="1.524cm" svg:x="25cm" svg:y="4.8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1.524cm" svg:height="1.524cm" svg:x="25cm" svg:y="15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" draw:layer="layout" svg:width="1.524cm" svg:height="2.558cm" draw:transform="skewX (0.0242600766027212) rotate (0.0242600766027212) translate (2.032cm 4.826cm)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8" draw:text-style-name="P1" draw:layer="layout" svg:width="1.524cm" svg:height="2.521cm" draw:transform="skewX (0.0242600766027212) rotate (0.0242600766027212) translate (2.032cm 14.243cm)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" draw:layer="Layout" svg:width="20cm" svg:height="10cm" svg:x="2.659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0.066cm" svg:height="1.778cm" svg:x="2.593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67cm" svg:height="9.663cm" draw:transform="rotate (0.315904594610974) translate (23.097cm 5.69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78cm" svg:height="9.906cm" svg:x="0.815cm" svg:y="5.3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27cm" svg:height="9.746cm" draw:transform="skewX (-0.156032435128293) translate (21.135cm 5.49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1" draw:layer="layout" svg:width="3.81cm" svg:height="3.556cm" svg:x="3.556cm" svg:y="6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81cm" svg:height="3.556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81cm" svg:height="3.55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81cm" svg:height="3.556cm" svg:x="15.748cm" svg:y="6.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6" draw:text-style-name="P1" draw:layer="layout" svg:width="6cm" svg:height="6cm" svg:x="5.334cm" svg:y="12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" draw:layer="layout" svg:width="4.5cm" svg:height="4.5cm" svg:x="6.096cm" svg:y="13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8" draw:text-style-name="P1" draw:layer="layout" svg:width="2.286cm" svg:height="2.286cm" svg:x="7.212cm" svg:y="14.22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ustom-shape draw:style-name="gr29" draw:text-style-name="P1" draw:layer="layout" svg:width="0.999cm" svg:height="9.144cm" svg:x="22.098cm" svg:y="5.8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8cm" svg:x="15.097cm" svg:y="12.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1" draw:text-style-name="P1" draw:layer="layout" svg:width="14.732cm" svg:height="5.08cm" svg:x="11.938cm" svg:y="15.49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286cm" svg:height="3.556cm" svg:x="20.066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33" draw:text-style-name="P1" draw:layer="layout" svg:width="20cm" svg:height="10cm" svg:x="2.657cm" svg:y="6.00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4" draw:text-style-name="P1" draw:layer="layout" svg:width="20.066cm" svg:height="1.778cm" svg:x="2.591cm" svg:y="16.00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5" draw:text-style-name="P1" draw:layer="layout" svg:width="1.67cm" svg:height="9.662cm" draw:transform="rotate (0.315904594610974) translate (23.095cm 6.97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" draw:layer="layout" svg:width="1.778cm" svg:height="9.906cm" svg:x="0.813cm" svg:y="6.09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" draw:layer="layout" svg:width="3.427cm" svg:height="9.746cm" draw:transform="skewX (0.156032435128293) translate (21.133cm 6.096cm)">
            <text:p/>
            <draw:enhanced-geometry svg:viewBox="0 0 21600 21600" draw:glue-points="10800 0 5400 10800 10800 21600 16200 10800" draw:text-areas="5400 10800 16200 21600" draw:mirror-vertical="true" draw:type="flowchart-extract" draw:enhanced-path="M 10800 0 L 21600 21600 0 21600 10800 0 Z N"/>
          </draw:custom-shape>
          <draw:custom-shape draw:style-name="gr25" draw:text-style-name="P1" draw:layer="layout" svg:width="3.81cm" svg:height="3.556cm" svg:x="3.554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5" draw:text-style-name="P1" draw:layer="layout" svg:width="3.81cm" svg:height="3.556cm" svg:x="7.618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5" draw:text-style-name="P1" draw:layer="layout" svg:width="3.81cm" svg:height="3.556cm" svg:x="11.682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5" draw:text-style-name="P1" draw:layer="layout" svg:width="3.81cm" svg:height="3.556cm" svg:x="15.746cm" svg:y="11.43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custom-shape draw:style-name="gr26" draw:text-style-name="P1" draw:layer="layout" svg:width="6cm" svg:height="6cm" svg:x="5.332cm" svg:y="3.048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  <draw:custom-shape draw:style-name="gr27" draw:text-style-name="P1" draw:layer="layout" svg:width="4.5cm" svg:height="4.5cm" svg:x="6.094cm" svg:y="3.786cm">
                <text:p/>
  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  </draw:custom-shape>
            </draw:g>
            <draw:custom-shape draw:style-name="gr28" draw:text-style-name="P1" draw:layer="layout" svg:width="2.286cm" svg:height="2.286cm" svg:x="7.21cm" svg:y="4.826cm">
              <text:p/>
              <draw:enhanced-geometry svg:viewBox="0 0 21600 21600" draw:glue-points="10800 0 3163 3163 0 10800 3163 18437 10800 21600 18437 18437 21600 10800 18437 3163" draw:text-areas="3100 3100 18500 18500" draw:mirror-vertical="true" draw:type="flowchart-summing-junction" draw:enhanced-path="U 10800 10800 10800 10800 0 360 Z N M 3100 3100 L 18500 18500 N M 3100 18500 L 18500 3100 N"/>
            </draw:custom-shape>
          </draw:g>
          <draw:custom-shape draw:style-name="gr29" draw:text-style-name="P1" draw:layer="layout" svg:width="0.999cm" svg:height="9.144cm" svg:x="22.096cm" svg:y="6.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1" draw:layer="layout" svg:width="8cm" svg:height="8cm" svg:x="15.095cm" svg:y="1.016cm">
            <text:p/>
            <draw:enhanced-geometry svg:viewBox="0 0 21600 21600" draw:glue-points="10800 0 3163 3163 0 10800 3163 18437 10800 21600 18437 18437 21600 10800 18437 3163" draw:text-areas="3180 3180 18420 18420" draw:mirror-vertical="true" draw:type="flowchart-connector" draw:enhanced-path="U 10800 10800 10800 10800 0 360 Z N"/>
          </draw:custom-shape>
          <draw:custom-shape draw:style-name="gr31" draw:text-style-name="P1" draw:layer="layout" svg:width="14.732cm" svg:height="5.08cm" svg:x="11.936cm" svg:y="0.76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2" draw:text-style-name="P1" draw:layer="layout" svg:width="2.286cm" svg:height="3.556cm" svg:x="20.064cm" svg:y="11.43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2:06:54.299897823</meta:creation-date>
    <dc:date>2018-08-31T23:34:03.742390697</dc:date>
    <meta:editing-duration>PT10H41M29S</meta:editing-duration>
    <meta:editing-cycles>3</meta:editing-cycles>
    <meta:generator>LibreOffice/4.3.7.2$Linux_X86_64 LibreOffice_project/430m0$Build-2</meta:generator>
    <meta:print-date>2018-08-31T12:53:48.677431451</meta:print-date>
    <meta:document-statistic meta:object-count="85"/>
  </office:meta>
</office:document-meta>
</file>